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1. Define la función principal del cableado horizontal.</text:p>
      <text:p text:style-name="Standard"/>
      <text:p text:style-name="Standard"><text:tab/>Este será el encargado de llevar la señal desde el cuarto de comunicaciones hasta cada uno de los puestos de usuario disponib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5:41:13.496038801</meta:creation-date>
    <dc:date>2019-10-16T15:43:29.075362640</dc:date>
    <dc:creator>I116-05 </dc:creator>
    <meta:editing-duration>PT2M16S</meta:editing-duration>
    <meta:editing-cycles>1</meta:editing-cycles>
    <meta:document-statistic meta:table-count="0" meta:image-count="0" meta:object-count="0" meta:page-count="1" meta:paragraph-count="2" meta:word-count="30" meta:character-count="189" meta:non-whitespace-character-count="160"/>
    <meta:generator>LibreOffice/6.0.4.1$Linux_X86_64 LibreOffice_project/00m0$Build-1</meta:generator>
  </office:meta>
</office:document-meta>
</file>